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automatic-styles/>
  <office:body>
    <office:spreadsheet>
      <table:table table:name="Liste_Recettes">
        <table:table-row>
          <table:table-cell table:style-name="pd1" office:value-type="string" office:value="Nom">
            <text:p>Nom</text:p>
          </table:table-cell>
          <table:table-cell table:style-name="pd1" office:value-type="string" office:value="Ingredients (nom,qty,unit/...)">
            <text:p>Ingredients (nom,qty,unit/...)</text:p>
          </table:table-cell>
          <table:table-cell table:style-name="pd1" office:value-type="string" office:value="Preparation">
            <text:p>Preparation</text:p>
          </table:table-cell>
          <table:table-cell table:style-name="pd1" office:value-type="string" office:value="Temps (mn)">
            <text:p>Temps (mn)</text:p>
          </table:table-cell>
          <table:table-cell table:style-name="pd1" office:value-type="string" office:value="Tags">
            <text:p>Tags</text:p>
          </table:table-cell>
          <table:table-cell table:style-name="pd1" office:value-type="string" office:value="Image">
            <text:p>Image</text:p>
          </table:table-cell>
        </table:table-row>
        <table:table-row>
          <table:table-cell office:value-type="string" office:value="Amandine aux fruits rouges">
            <text:p>Amandine aux fruits rou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ete">
            <text:p>dessert/ete</text:p>
          </table:table-cell>
          <table:table-cell office:value-type="string" office:value="amandine">
            <text:p>amandine</text:p>
          </table:table-cell>
        </table:table-row>
        <table:table-row>
          <table:table-cell office:value-type="string" office:value="Apéro ++">
            <text:p>Apéro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apero">
            <text:p>apero</text:p>
          </table:table-cell>
        </table:table-row>
        <table:table-row>
          <table:table-cell office:value-type="string" office:value="Aubergines roulées">
            <text:p>Aubergines rou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aubergines">
            <text:p>aubergines</text:p>
          </table:table-cell>
        </table:table-row>
        <table:table-row>
          <table:table-cell office:value-type="string" office:value="Banofee">
            <text:p>Banofe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banofee">
            <text:p>banofee</text:p>
          </table:table-cell>
        </table:table-row>
        <table:table-row>
          <table:table-cell office:value-type="string" office:value="BBQ">
            <text:p>BBQ</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bbq">
            <text:p>bbq</text:p>
          </table:table-cell>
        </table:table-row>
        <table:table-row>
          <table:table-cell office:value-type="string" office:value="Bechamel">
            <text:p>Bechamel</text:p>
          </table:table-cell>
          <table:table-cell office:value-type="string" office:value="25 cl de lait,1,()/2 cuillères à soupe de farine,1,()/sel,1,()/poivre,1,()/20 g de beurre,1,()">
            <text:p>25 cl de lait,1,()/2 cuillères à soupe de farine,1,()/sel,1,()/poivre,1,()/20 g de beurre,1,()</text:p>
          </table:table-cell>
          <table:table-cell office:value-type="string" office:value="Dans un grand récipient, faire fondre le beurre 1 minute au micro-ondes.&#10;Le sortir et ajouter la farine en remuant bien.&#10;Porter le lait à ébullition, le laisser bouillir quelques instants.&#10;Verser le lait sur le mélange farine/beurre en fouettant. Assaisonner.&#10;Remettre le tout au micro-ondes pendant 1 minute.&#10;Bien fouetter, c'est prêt !&#10;&lt;a href='https://www.marmiton.org/recettes/recette_bechamel-rapide-et-facile_14764.aspx'&gt;https://www.marmiton.org/recettes/recette_bechamel-rapide-et-facile_14764.aspx&lt;/a&gt;">
            <text:p>Dans un grand récipient, faire fondre le beurre 1 minute au micro-ondes.
Le sortir et ajouter la farine en remuant bien.
Porter le lait à ébullition, le laisser bouillir quelques instants.
Verser le lait sur le mélange farine/beurre en fouettant. Assaisonner.
Remettre le tout au micro-ondes pendant 1 minute.
Bien fouetter, c'est prêt !
&lt;a href='https://www.marmiton.org/recettes/recette_bechamel-rapide-et-facile_14764.aspx'&gt;https://www.marmiton.org/recettes/recette_bechamel-rapide-et-facile_14764.aspx&lt;/a&gt;</text:p>
          </table:table-cell>
          <table:table-cell office:value-type="string" office:value="">
            <text:p/>
          </table:table-cell>
          <table:table-cell office:value-type="string" office:value="tips">
            <text:p>tips</text:p>
          </table:table-cell>
          <table:table-cell office:value-type="string" office:value="">
            <text:p/>
          </table:table-cell>
        </table:table-row>
        <table:table-row>
          <table:table-cell office:value-type="string" office:value="Brunch">
            <text:p>Br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brunch">
            <text:p>brunch</text:p>
          </table:table-cell>
        </table:table-row>
        <table:table-row>
          <table:table-cell office:value-type="string" office:value="Burritos">
            <text:p>Burrito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Cannelés">
            <text:p>Cannel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canneles">
            <text:p>canneles</text:p>
          </table:table-cell>
        </table:table-row>
        <table:table-row>
          <table:table-cell office:value-type="string" office:value="Carbonade flamande">
            <text:p>Carbonade flam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carbonade">
            <text:p>carbonade</text:p>
          </table:table-cell>
        </table:table-row>
        <table:table-row>
          <table:table-cell office:value-type="string" office:value="Champignons farci">
            <text:p>Champignons farc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Chewy cookies">
            <text:p>Chewy cookies</text:p>
          </table:table-cell>
          <table:table-cell office:value-type="string" office:value="farine,280,g/bicarbonate de soude,1,c. à c./fécule de mais,1.5,c. à c./sel,1,c. à c./beurre,170,g/cassonade,150,g/sucre,100,g/oeufs,2,()/extrait de vanille,2,c. à c./pépites de chocolat,180,g">
            <text:p>farine,280,g/bicarbonate de soude,1,c. à c./fécule de mais,1.5,c. à c./sel,1,c. à c./beurre,170,g/cassonade,150,g/sucre,100,g/oeufs,2,()/extrait de vanille,2,c. à c./pépites de chocolat,180,g</text:p>
          </table:table-cell>
          <table:table-cell office:value-type="string" office:value="Mélanger ensemble la farine, le bicarbonate de soude, la fécule de maïs et le sel.&#10;Dans un bol de taille moyenne, fouetter le beurre fondu, la cassonade et le sucre blanc. Ajouter l'oeuf, puis le jaune d'oeuf. et la vanille.&#10;Verser les ingrédients humides dans les ingrédients secs et mélanger avec une grande cuillère. Incorporer les pépites de chocolat.&#10;Couvrir la pâte et réfrigérer pendant 2 heures, ou jusqu'à 3 jours en couvrant.&#10;Sortir la pâte du réfrigérateur et laisser ramollir légèrement à température ambiante pendant 10 mn.&#10;Préchauffer le four à 180°.&#10;Tapisser la plaque à four de papier sulfurisé.&#10;Rouler la pâte en boules, environ 3 cuillères à soupe de pâte chacune.&#10;Déposer les boules de pâtes en les espacant car les cookies vont s'étaler à la cuisson&#10;Cuire pendant 11-12 minutes. Laisser refroidir 10 mn sur la plaque du four.">
            <text:p>Mélanger ensemble la farine, le bicarbonate de soude, la fécule de maïs et le sel.
Dans un bol de taille moyenne, fouetter le beurre fondu, la cassonade et le sucre blanc. Ajouter l'oeuf, puis le jaune d'oeuf. et la vanille.
Verser les ingrédients humides dans les ingrédients secs et mélanger avec une grande cuillère. Incorporer les pépites de chocolat.
Couvrir la pâte et réfrigérer pendant 2 heures, ou jusqu'à 3 jours en couvrant.
Sortir la pâte du réfrigérateur et laisser ramollir légèrement à température ambiante pendant 10 mn.
Préchauffer le four à 180°.
Tapisser la plaque à four de papier sulfurisé.
Rouler la pâte en boules, environ 3 cuillères à soupe de pâte chacune.
Déposer les boules de pâtes en les espacant car les cookies vont s'étaler à la cuisson
Cuire pendant 11-12 minutes. Laisser refroidir 10 mn sur la plaque du four.</text:p>
          </table:table-cell>
          <table:table-cell office:value-type="float" office:value="25">
            <text:p>25</text:p>
          </table:table-cell>
          <table:table-cell office:value-type="string" office:value="dessert">
            <text:p>dessert</text:p>
          </table:table-cell>
          <table:table-cell office:value-type="string" office:value="soft_cookies">
            <text:p>soft_cookies</text:p>
          </table:table-cell>
        </table:table-row>
        <table:table-row>
          <table:table-cell office:value-type="string" office:value="Chicons gratin">
            <text:p>Chicons grat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double">
            <text:p>hiver/double</text:p>
          </table:table-cell>
          <table:table-cell office:value-type="string" office:value="chicons">
            <text:p>chicons</text:p>
          </table:table-cell>
        </table:table-row>
        <table:table-row>
          <table:table-cell office:value-type="string" office:value="Chili con carne">
            <text:p>Chili co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ili sin carne">
            <text:p>Chili si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hili_sin">
            <text:p>chili_sin</text:p>
          </table:table-cell>
        </table:table-row>
        <table:table-row>
          <table:table-cell office:value-type="string" office:value="Chou rouge boudin">
            <text:p>Chou rouge boud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hiver">
            <text:p>kids/midi/hiver</text:p>
          </table:table-cell>
          <table:table-cell office:value-type="string" office:value="">
            <text:p/>
          </table:table-cell>
        </table:table-row>
        <table:table-row>
          <table:table-cell office:value-type="string" office:value="Choucroute">
            <text:p>Choucrou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oux de bruxelles graines">
            <text:p>Choux de bruxelles grain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lafoutis marbré tomates tapenade">
            <text:p>Clafoutis marbré tomates tapenade</text:p>
          </table:table-cell>
          <table:table-cell office:value-type="string" office:value="farine,120,g/parmesan,35,g/herbes de provence,1,c. à c./oeufs,3,()/huile d’olive,3,c. à s./lait vegetal,250,mL/[feta],100,g/tapenade,50,g/tomate,2,()">
            <text:p>farine,120,g/parmesan,35,g/herbes de provence,1,c. à c./oeufs,3,()/huile d’olive,3,c. à s./lait vegetal,250,mL/[feta],100,g/tapenade,50,g/tomate,2,()</text:p>
          </table:table-cell>
          <table:table-cell office:value-type="string" office:value="Dans un grand saladier, mélanger la farine, 1 pincée de sel, le parmesan et les herbes de Provence. &#10;Incorporer les œufs, puis l’huile et le lait. &#10;Ajouter la feta émiettée. Verser la pâte dans un plat à gratin. &#10;A l’aide d’une petite cuillère, incorporer la tapenade en faisant des marbrures. &#10;Trancher les tomates et disposer les tranches de tomate de manière uniforme. &#10;Cuire pendant 30 à 35 minutes à 180 °C. Déguster tiède ou froid.">
            <text:p>Dans un grand saladier, mélanger la farine, 1 pincée de sel, le parmesan et les herbes de Provence. 
Incorporer les œufs, puis l’huile et le lait. 
Ajouter la feta émiettée. Verser la pâte dans un plat à gratin. 
A l’aide d’une petite cuillère, incorporer la tapenade en faisant des marbrures. 
Trancher les tomates et disposer les tranches de tomate de manière uniforme. 
Cuire pendant 30 à 35 minutes à 180 °C. Déguster tiède ou froid.</text:p>
          </table:table-cell>
          <table:table-cell office:value-type="string" office:value="">
            <text:p/>
          </table:table-cell>
          <table:table-cell office:value-type="string" office:value="vegan/double">
            <text:p>vegan/double</text:p>
          </table:table-cell>
          <table:table-cell office:value-type="string" office:value="clafoutis_tomate">
            <text:p>clafoutis_tomate</text:p>
          </table:table-cell>
        </table:table-row>
        <table:table-row>
          <table:table-cell office:value-type="string" office:value="Cordon bleu">
            <text:p>Cordon ble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ourge spaghetti">
            <text:p>Courge spaghett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Couscous merguez">
            <text:p>Couscous mergue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ouscous vegan">
            <text:p>Couscous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ouscous_vegan">
            <text:p>couscous_vegan</text:p>
          </table:table-cell>
        </table:table-row>
        <table:table-row>
          <table:table-cell office:value-type="string" office:value="Crepes">
            <text:p>Crepes</text:p>
          </table:table-cell>
          <table:table-cell office:value-type="string" office:value="farine,500,g/oeufs,6,()/lait,500,mL/eau,500,mL/sucre,1,()/sel,1,()/huile de tournesol,2,c. à s.">
            <text:p>farine,500,g/oeufs,6,()/lait,500,mL/eau,500,mL/sucre,1,()/sel,1,()/huile de tournesol,2,c. à s.</text:p>
          </table:table-cell>
          <table:table-cell office:value-type="string" office:value="Dans un grand saladier, mélanger la farine, le sucre et le sel. &#10;Incorporer les œufs, puis le mélange lait/eau et l’huile de tournesol.">
            <text:p>Dans un grand saladier, mélanger la farine, le sucre et le sel. 
Incorporer les œufs, puis le mélange lait/eau et l’huile de tournesol.</text:p>
          </table:table-cell>
          <table:table-cell office:value-type="float" office:value="60">
            <text:p>60</text:p>
          </table:table-cell>
          <table:table-cell office:value-type="string" office:value="dessert">
            <text:p>dessert</text:p>
          </table:table-cell>
          <table:table-cell office:value-type="string" office:value="crepes">
            <text:p>crepes</text:p>
          </table:table-cell>
        </table:table-row>
        <table:table-row>
          <table:table-cell office:value-type="string" office:value="Crevettes ABAM">
            <text:p>Crevettes ABA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abam">
            <text:p>abam</text:p>
          </table:table-cell>
        </table:table-row>
        <table:table-row>
          <table:table-cell office:value-type="string" office:value="Croque monsieur">
            <text:p>Croque monsi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Croquettes jambon béchamel haricots verts">
            <text:p>Croquettes jambon béchamel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croquettes_jambon">
            <text:p>croquettes_jambon</text:p>
          </table:table-cell>
        </table:table-row>
        <table:table-row>
          <table:table-cell office:value-type="string" office:value="Crudités">
            <text:p>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crudités">
            <text:p>crudités</text:p>
          </table:table-cell>
        </table:table-row>
        <table:table-row>
          <table:table-cell office:value-type="string" office:value="Crumble butternut noisette mimolette">
            <text:p>Crumble butternut noisette mimo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Dahl de lentilles">
            <text:p>Dahl de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dahl_lentilles">
            <text:p>dahl_lentilles</text:p>
          </table:table-cell>
        </table:table-row>
        <table:table-row>
          <table:table-cell office:value-type="string" office:value="Flan de courge">
            <text:p>Flan de cour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flan_courge">
            <text:p>flan_courge</text:p>
          </table:table-cell>
        </table:table-row>
        <table:table-row>
          <table:table-cell office:value-type="string" office:value="Fondue">
            <text:p>Fond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Fondue de poireaux">
            <text:p>Fondue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Frites de patate douce">
            <text:p>Frites de patate dou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Galette des rois">
            <text:p>Galette des r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kids">
            <text:p>dessert/kids</text:p>
          </table:table-cell>
          <table:table-cell office:value-type="string" office:value="galette_rois">
            <text:p>galette_rois</text:p>
          </table:table-cell>
        </table:table-row>
        <table:table-row>
          <table:table-cell office:value-type="string" office:value="Galettes">
            <text:p>Ga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galettes">
            <text:p>galettes</text:p>
          </table:table-cell>
        </table:table-row>
        <table:table-row>
          <table:table-cell office:value-type="string" office:value="Gaufres patates douces avocat">
            <text:p>Gaufres patates douces avoca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gaufres_patates">
            <text:p>gaufres_patates</text:p>
          </table:table-cell>
        </table:table-row>
        <table:table-row>
          <table:table-cell office:value-type="string" office:value="Gaufres salées">
            <text:p>Gaufres sa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soir">
            <text:p>kids/soir</text:p>
          </table:table-cell>
          <table:table-cell office:value-type="string" office:value="gaufres_salees">
            <text:p>gaufres_salees</text:p>
          </table:table-cell>
        </table:table-row>
        <table:table-row>
          <table:table-cell office:value-type="string" office:value="Gnocchi haricots verts">
            <text:p>Gnocchi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kids/soir">
            <text:p>vegan/kids/soir</text:p>
          </table:table-cell>
          <table:table-cell office:value-type="string" office:value="gnocchis_haricots">
            <text:p>gnocchis_haricots</text:p>
          </table:table-cell>
        </table:table-row>
        <table:table-row>
          <table:table-cell office:value-type="string" office:value="Gratin butternut chataigne">
            <text:p>Gratin butternut chataig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Gratin de chou-fleur">
            <text:p>Gratin de chou-fleur</text:p>
          </table:table-cell>
          <table:table-cell office:value-type="string" office:value="chou-fleur,1,()/bechamel,1,()/fromage,1,()/[jambon],1,()">
            <text:p>chou-fleur,1,()/bechamel,1,()/fromage,1,()/[jambon],1,()</text:p>
          </table:table-cell>
          <table:table-cell office:value-type="string" office:value="Cuire le chou-fleur&#10;Faire la bechamel">
            <text:p>Cuire le chou-fleur
Faire la bechamel</text:p>
          </table:table-cell>
          <table:table-cell office:value-type="float" office:value="30">
            <text:p>30</text:p>
          </table:table-cell>
          <table:table-cell office:value-type="string" office:value="double">
            <text:p>double</text:p>
          </table:table-cell>
          <table:table-cell office:value-type="string" office:value="">
            <text:p/>
          </table:table-cell>
        </table:table-row>
        <table:table-row>
          <table:table-cell office:value-type="string" office:value="Gratin de poireaux">
            <text:p>Gratin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Lasagnes épinards ricotta">
            <text:p>Lasagnes épinards ricott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lasagnes_vegan">
            <text:p>lasagnes_vegan</text:p>
          </table:table-cell>
        </table:table-row>
        <table:table-row>
          <table:table-cell office:value-type="string" office:value="Lasagnes viande">
            <text:p>Lasagnes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lasagnes">
            <text:p>lasagnes</text:p>
          </table:table-cell>
        </table:table-row>
        <table:table-row>
          <table:table-cell office:value-type="string" office:value="Melon garni">
            <text:p>Melon garni</text:p>
          </table:table-cell>
          <table:table-cell office:value-type="string" office:value="melon,1,()/tomate,1,()/mozza,1,()/crevette,1,()/avocat,1,()">
            <text:p>melon,1,()/tomate,1,()/mozza,1,()/crevette,1,()/avocat,1,()</text:p>
          </table:table-cell>
          <table:table-cell office:value-type="string" office:value="">
            <text:p/>
          </table:table-cell>
          <table:table-cell office:value-type="string" office:value="">
            <text:p/>
          </table:table-cell>
          <table:table-cell office:value-type="string" office:value="ete">
            <text:p>ete</text:p>
          </table:table-cell>
          <table:table-cell office:value-type="string" office:value="">
            <text:p/>
          </table:table-cell>
        </table:table-row>
        <table:table-row>
          <table:table-cell office:value-type="string" office:value="Muffins chorizo">
            <text:p>Muffins choriz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kids">
            <text:p>soir/double/kids</text:p>
          </table:table-cell>
          <table:table-cell office:value-type="string" office:value="muffins_chorizo">
            <text:p>muffins_chorizo</text:p>
          </table:table-cell>
        </table:table-row>
        <table:table-row>
          <table:table-cell office:value-type="string" office:value="Muffins vegan">
            <text:p>Muffins vegan</text:p>
          </table:table-cell>
          <table:table-cell office:value-type="string" office:value="lait de soja,100,mL/vinaigre de cidre,2,c. à c./lait de coco,250,mL/petits pois,100,g/carottes,2,()/farine d’epeautre,150,g/farine de ble,50,g/poudre à lever,2,c. à s./bicarbonate de soude,1,c. à c./sel,1,()/[fromage],1,()/[mais],1,()">
            <text:p>lait de soja,100,mL/vinaigre de cidre,2,c. à c./lait de coco,250,mL/petits pois,100,g/carottes,2,()/farine d’epeautre,150,g/farine de ble,50,g/poudre à lever,2,c. à s./bicarbonate de soude,1,c. à c./sel,1,()/[fromage],1,()/[mais],1,()</text:p>
          </table:table-cell>
          <table:table-cell office:value-type="string" office:value="-Pour 12 muffins-&#10;Dans un bol, mélanger le lait de soja et le vinaigre. Laisser cailler 5mn.&#10;Dans un saladier, mélanger les ingrédients secs.&#10;Ajouter le lait de coco au lait de soja caille et incorporer au mélange sec.&#10;Ajouter les petits pois et les carottes finement rapées.&#10;Bien mélanger et garnir 12 moules à muffins.&#10;Cuire 30mn à 180ºC">
            <text:p>-Pour 12 muffins-
Dans un bol, mélanger le lait de soja et le vinaigre. Laisser cailler 5mn.
Dans un saladier, mélanger les ingrédients secs.
Ajouter le lait de coco au lait de soja caille et incorporer au mélange sec.
Ajouter les petits pois et les carottes finement rapées.
Bien mélanger et garnir 12 moules à muffins.
Cuire 30mn à 180ºC</text:p>
          </table:table-cell>
          <table:table-cell office:value-type="float" office:value="60">
            <text:p>60</text:p>
          </table:table-cell>
          <table:table-cell office:value-type="string" office:value="vegan/soir/double/kids">
            <text:p>vegan/soir/double/kids</text:p>
          </table:table-cell>
          <table:table-cell office:value-type="string" office:value="muffin_vegan">
            <text:p>muffin_vegan</text:p>
          </table:table-cell>
        </table:table-row>
        <table:table-row>
          <table:table-cell office:value-type="string" office:value="Nuggets poulet haricots">
            <text:p>Nuggets poulet harico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nuggets">
            <text:p>nuggets</text:p>
          </table:table-cell>
        </table:table-row>
        <table:table-row>
          <table:table-cell office:value-type="string" office:value="Oeufs à la coque">
            <text:p>Oeufs à la coque</text:p>
          </table:table-cell>
          <table:table-cell office:value-type="string" office:value="oeufs,4,">
            <text:p>oeufs,4,</text:p>
          </table:table-cell>
          <table:table-cell office:value-type="string" office:value="Temps de cuisson : 3mn dans l’eau bouillante&#10;Accompagner de mouillettes généreusement beurrées.">
            <text:p>Temps de cuisson : 3mn dans l’eau bouillante
Accompagner de mouillettes généreusement beurrées.</text:p>
          </table:table-cell>
          <table:table-cell office:value-type="float" office:value="10">
            <text:p>10</text:p>
          </table:table-cell>
          <table:table-cell office:value-type="string" office:value="soir/kids">
            <text:p>soir/kids</text:p>
          </table:table-cell>
          <table:table-cell office:value-type="string" office:value="oeufs_à_la_coque">
            <text:p>oeufs_à_la_coque</text:p>
          </table:table-cell>
        </table:table-row>
        <table:table-row>
          <table:table-cell office:value-type="string" office:value="Oeufs brouillés">
            <text:p>Oeufs brouillés</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oeufs_brouilles">
            <text:p>oeufs_brouilles</text:p>
          </table:table-cell>
        </table:table-row>
        <table:table-row>
          <table:table-cell office:value-type="string" office:value="Omelette">
            <text:p>Omelette</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Parmentier canard">
            <text:p>Parmentier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Parmentier lentilles patates douces">
            <text:p>Parmentier lentilles patates douces</text:p>
          </table:table-cell>
          <table:table-cell office:value-type="string" office:value="lentilles vertes,200,g/patates douces,800,g/huile d’olive,2,c. à s./échalotes,2,()/ail,2,gousses/ciboulette,1,c. à s./persil,2,c. à s./tamari,2,c. à s./creme de soja,100,mL/levure maltée,2,c. à s./sel,1,()/poivre,1,()">
            <text:p>lentilles vertes,200,g/patates douces,800,g/huile d’olive,2,c. à s./échalotes,2,()/ail,2,gousses/ciboulette,1,c. à s./persil,2,c. à s./tamari,2,c. à s./creme de soja,100,mL/levure maltée,2,c. à s./sel,1,()/poivre,1,()</text:p>
          </table:table-cell>
          <table:table-cell office:value-type="string" office:value="Cuire les lentilles pendant 20mn. Cuire les patates douces.&#10;Faire revenir l’ail et les échalotes a l’huile d’olive. Ajouter les lentilles, les herbes et le tamari.&#10;Cuire pendant 5 a 10 minutes. Répartir dans le fond d’un plat à gratin.&#10;Passer les patates douces au presse-purée et étaler sur les lentilles.&#10;Répartir la creme et saupoudrer de levure maltée.&#10;Cuire 15mn à 180ºC puis quelques minutes sous le grill pour gratiner.">
            <text:p>Cuire les lentilles pendant 20mn. Cuire les patates douces.
Faire revenir l’ail et les échalotes a l’huile d’olive. Ajouter les lentilles, les herbes et le tamari.
Cuire pendant 5 a 10 minutes. Répartir dans le fond d’un plat à gratin.
Passer les patates douces au presse-purée et étaler sur les lentilles.
Répartir la creme et saupoudrer de levure maltée.
Cuire 15mn à 180ºC puis quelques minutes sous le grill pour gratiner.</text:p>
          </table:table-cell>
          <table:table-cell office:value-type="float" office:value="90">
            <text:p>90</text:p>
          </table:table-cell>
          <table:table-cell office:value-type="string" office:value="vegan/double">
            <text:p>vegan/double</text:p>
          </table:table-cell>
          <table:table-cell office:value-type="string" office:value="parmentier_lentilles">
            <text:p>parmentier_lentilles</text:p>
          </table:table-cell>
        </table:table-row>
        <table:table-row>
          <table:table-cell office:value-type="string" office:value="Pate à tartiner">
            <text:p>Pate à tarti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ate_tartiner">
            <text:p>pate_tartiner</text:p>
          </table:table-cell>
        </table:table-row>
        <table:table-row>
          <table:table-cell office:value-type="string" office:value="Pâte brisée">
            <text:p>Pâte brisée</text:p>
          </table:table-cell>
          <table:table-cell office:value-type="string" office:value="farine,200,g/beurre,100,g/eau,1,/sel,1,">
            <text:p>farine,200,g/beurre,100,g/eau,1,/sel,1,</text:p>
          </table:table-cell>
          <table:table-cell office:value-type="string" office:value="Malaxer le beurre en pommade et la farine.&#10;Quand la preparation a la texture de la semoule, incorporer une petite quantite d'eau salee.&#10;Former une boule de pate.&#10;Abaisser la pate.&#10;C'est pret !">
            <text:p>Malaxer le beurre en pommade et la farine.
Quand la preparation a la texture de la semoule, incorporer une petite quantite d'eau salee.
Former une boule de pate.
Abaisser la pate.
C'est pret !</text:p>
          </table:table-cell>
          <table:table-cell office:value-type="float" office:value="10">
            <text:p>10</text:p>
          </table:table-cell>
          <table:table-cell office:value-type="string" office:value="tips">
            <text:p>tips</text:p>
          </table:table-cell>
          <table:table-cell office:value-type="string" office:value="pâte_brisée">
            <text:p>pâte_brisée</text:p>
          </table:table-cell>
        </table:table-row>
        <table:table-row>
          <table:table-cell office:value-type="string" office:value="Pates au pesto">
            <text:p>Pates au pesto</text:p>
          </table:table-cell>
          <table:table-cell office:value-type="string" office:value="Pates,500,g/Pesto,1,()">
            <text:p>Pates,500,g/Pesto,1,()</text:p>
          </table:table-cell>
          <table:table-cell office:value-type="string" office:value="Faire cuire les pates, ajouter le pesto">
            <text:p>Faire cuire les pates, ajouter le pesto</text:p>
          </table:table-cell>
          <table:table-cell office:value-type="string" office:value="">
            <text:p/>
          </table:table-cell>
          <table:table-cell office:value-type="string" office:value="vegan/kids">
            <text:p>vegan/kids</text:p>
          </table:table-cell>
          <table:table-cell office:value-type="string" office:value="">
            <text:p/>
          </table:table-cell>
        </table:table-row>
        <table:table-row>
          <table:table-cell office:value-type="string" office:value="Pates bolognaise">
            <text:p>Pates bolognai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carbonara">
            <text:p>Pates carbonar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épinards creme champignons">
            <text:p>Pates épinards creme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ates gorgonzola poires">
            <text:p>Pates gorgonzola poires</text:p>
          </table:table-cell>
          <table:table-cell office:value-type="string" office:value="Pates,500,g">
            <text:p>Pates,500,g</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pates_poires">
            <text:p>pates_poires</text:p>
          </table:table-cell>
        </table:table-row>
        <table:table-row>
          <table:table-cell office:value-type="string" office:value="Pates jambon champignon">
            <text:p>Pates jambon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ates_jambon">
            <text:p>pates_jambon</text:p>
          </table:table-cell>
        </table:table-row>
        <table:table-row>
          <table:table-cell office:value-type="string" office:value="Pesto">
            <text:p>P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esto">
            <text:p>pesto</text:p>
          </table:table-cell>
        </table:table-row>
        <table:table-row>
          <table:table-cell office:value-type="string" office:value="Pétoncles">
            <text:p>Pétonc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petoncles">
            <text:p>petoncles</text:p>
          </table:table-cell>
        </table:table-row>
        <table:table-row>
          <table:table-cell office:value-type="string" office:value="Pizza">
            <text:p>Pizz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lancha">
            <text:p>Planch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elée butternut prot soja">
            <text:p>Poelée butternut prot soja</text:p>
          </table:table-cell>
          <table:table-cell office:value-type="string" office:value="Butternut,1,/eau bouillante,250,mL/protéines de soja,40,g/oignon,1,/ail,2,gousses/creme végétale,100,mL/sel,1,/poivre,1,/ail moulu,1,c. à c./tamari,2,c. à s./huile de sésame,1,c. à s./miso blanc,2,c. à s./sauge,1,c. à c./huile d’olive,1,c. à s.">
            <text:p>Butternut,1,/eau bouillante,250,mL/protéines de soja,40,g/oignon,1,/ail,2,gousses/creme végétale,100,mL/sel,1,/poivre,1,/ail moulu,1,c. à c./tamari,2,c. à s./huile de sésame,1,c. à s./miso blanc,2,c. à s./sauge,1,c. à c./huile d’olive,1,c. à s.</text:p>
          </table:table-cell>
          <table:table-cell office:value-type="string" office:value="Couper la butternut en 2, l’évider partiellement et la cuire 45mn au four a 180ºC.&#10;Dans un grand bol, mélanger le tamari avec l’huile de sésame, le miso, la sauge, l’ail et du poivre.&#10;Ajouter l’eau bouillante pour former un bouillon et y réhydrater les protéines de soja pendant 30mn.&#10;Faire revenir l’oignon et l’ail émincés avec l’huile d’olive. Laisser dorer.&#10;Ajouter les protéines de soja et leur jus, cuire 2mn et verser la creme.&#10;Farcir les moitié de butternut et enfourner pour 15mn a 180ºC.">
            <text:p>Couper la butternut en 2, l’évider partiellement et la cuire 45mn au four a 180ºC.
Dans un grand bol, mélanger le tamari avec l’huile de sésame, le miso, la sauge, l’ail et du poivre.
Ajouter l’eau bouillante pour former un bouillon et y réhydrater les protéines de soja pendant 30mn.
Faire revenir l’oignon et l’ail émincés avec l’huile d’olive. Laisser dorer.
Ajouter les protéines de soja et leur jus, cuire 2mn et verser la creme.
Farcir les moitié de butternut et enfourner pour 15mn a 180ºC.</text:p>
          </table:table-cell>
          <table:table-cell office:value-type="string" office:value="">
            <text:p/>
          </table:table-cell>
          <table:table-cell office:value-type="string" office:value="hiver/vegan">
            <text:p>hiver/vegan</text:p>
          </table:table-cell>
          <table:table-cell office:value-type="string" office:value="poelée_butternut_prot_soja">
            <text:p>poelée_butternut_prot_soja</text:p>
          </table:table-cell>
        </table:table-row>
        <table:table-row>
          <table:table-cell office:value-type="string" office:value="Poelée courgette champignon">
            <text:p>Poelée courgette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Poisson épinards riz">
            <text:p>Poisson épinards ri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isson purée">
            <text:p>Poisson puré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puree">
            <text:p>poisson_puree</text:p>
          </table:table-cell>
        </table:table-row>
        <table:table-row>
          <table:table-cell office:value-type="string" office:value="Poivrons farcis aux lentilles">
            <text:p>Poivrons farcis aux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oulet brique">
            <text:p>Poulet br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ulet">
            <text:p>poulet</text:p>
          </table:table-cell>
        </table:table-row>
        <table:table-row>
          <table:table-cell office:value-type="string" office:value="Purée saucisse">
            <text:p>Purée sauci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Quiche champignon">
            <text:p>Quiche champignon</text:p>
          </table:table-cell>
          <table:table-cell office:value-type="string" office:value="champignons,1,boite/fromage,1,/oeufs,1,/lait,1,/pâte brisée,1,">
            <text:p>champignons,1,boite/fromage,1,/oeufs,1,/lait,1,/pâte brisée,1,</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quiche_champignons">
            <text:p>quiche_champignons</text:p>
          </table:table-cell>
        </table:table-row>
        <table:table-row>
          <table:table-cell office:value-type="string" office:value="Quiche classique">
            <text:p>Quiche classique</text:p>
          </table:table-cell>
          <table:table-cell office:value-type="string" office:value="lardons,1,/fromage,1,/oeufs,1,/lait,1,/pâte brisée,1,/[champignons],1,boite">
            <text:p>lardons,1,/fromage,1,/oeufs,1,/lait,1,/pâte brisée,1,/[champignons],1,boite</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Quiche saumon">
            <text:p>Quiche saum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Quinoa brocoli canneberges">
            <text:p>Quinoa brocoli canneber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quinoa_brocoli">
            <text:p>quinoa_brocoli</text:p>
          </table:table-cell>
        </table:table-row>
        <table:table-row>
          <table:table-cell office:value-type="string" office:value="Raclette">
            <text:p>Rac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Ratatouille">
            <text:p>Ratatouil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Ravioli">
            <text:p>Raviol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ravioli">
            <text:p>ravioli</text:p>
          </table:table-cell>
        </table:table-row>
        <table:table-row>
          <table:table-cell office:value-type="string" office:value="Restes">
            <text:p>Restes</text:p>
          </table:table-cell>
          <table:table-cell office:value-type="string" office:value="les restes,1,()">
            <text:p>les restes,1,()</text:p>
          </table:table-cell>
          <table:table-cell office:value-type="string" office:value="Réchauffer, c’est prêt!">
            <text:p>Réchauffer, c’est prêt!</text:p>
          </table:table-cell>
          <table:table-cell office:value-type="float" office:value="10">
            <text:p>10</text:p>
          </table:table-cell>
          <table:table-cell office:value-type="string" office:value="restes">
            <text:p>restes</text:p>
          </table:table-cell>
          <table:table-cell office:value-type="string" office:value="restes">
            <text:p>restes</text:p>
          </table:table-cell>
        </table:table-row>
        <table:table-row>
          <table:table-cell office:value-type="string" office:value="Ribs marinés">
            <text:p>Ribs marin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ribs">
            <text:p>ribs</text:p>
          </table:table-cell>
        </table:table-row>
        <table:table-row>
          <table:table-cell office:value-type="string" office:value="Risotto épinards champignons">
            <text:p>Risotto épinards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risotto">
            <text:p>risotto</text:p>
          </table:table-cell>
        </table:table-row>
        <table:table-row>
          <table:table-cell office:value-type="string" office:value="Rosties">
            <text:p>Rosties</text:p>
          </table:table-cell>
          <table:table-cell office:value-type="string" office:value="pommes de terre,1,()">
            <text:p>pommes de terre,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chou rouge pomme canneberge">
            <text:p>Salade chou rouge pomme canneberge</text:p>
          </table:table-cell>
          <table:table-cell office:value-type="string" office:value="chou rouge,1,()/oignons verts,4,()/persil,2,c. à s./ail,1,gousses/huile d’olive,60,mL/vinaigre de cidre,45,mL/sirop d’érable,15,mL/pomme,1,()/canneberges séchées,75,g">
            <text:p>chou rouge,1,()/oignons verts,4,()/persil,2,c. à s./ail,1,gousses/huile d’olive,60,mL/vinaigre de cidre,45,mL/sirop d’érable,15,mL/pomme,1,()/canneberges séchées,75,g</text:p>
          </table:table-cell>
          <table:table-cell office:value-type="string" office:value="Couper le chou en quartiers en gardant le coeur. À l’aide d’une mandoline, trancher finement les quartiers de chou de manière à obtenir 680 g de chou. &#10;Déposer dans un grand bol. Ajouter les oignons, le persil et l’ail.&#10;Dans un petit bol, mélanger l’huile, le vinaigre et le sirop d’érable. Saler et poivrer. Verser sur les légumes et bien mélanger. Couvrir et réfrigérer 30 minutes ou toute une nuit.&#10;Au moment de servir, ajouter la pomme et les canneberges.">
            <text:p>Couper le chou en quartiers en gardant le coeur. À l’aide d’une mandoline, trancher finement les quartiers de chou de manière à obtenir 680 g de chou. 
Déposer dans un grand bol. Ajouter les oignons, le persil et l’ail.
Dans un petit bol, mélanger l’huile, le vinaigre et le sirop d’érable. Saler et poivrer. Verser sur les légumes et bien mélanger. Couvrir et réfrigérer 30 minutes ou toute une nuit.
Au moment de servir, ajouter la pomme et les canneberges.</text:p>
          </table:table-cell>
          <table:table-cell office:value-type="float" office:value="30">
            <text:p>30</text:p>
          </table:table-cell>
          <table:table-cell office:value-type="string" office:value="vegan/midi/hiver">
            <text:p>vegan/midi/hiver</text:p>
          </table:table-cell>
          <table:table-cell office:value-type="string" office:value="salade_chou">
            <text:p>salade_chou</text:p>
          </table:table-cell>
        </table:table-row>
        <table:table-row>
          <table:table-cell office:value-type="string" office:value="Salade de riz">
            <text:p>Salade de riz</text:p>
          </table:table-cell>
          <table:table-cell office:value-type="string" office:value="riz,1,()/mais,1,()/tomate,1,()">
            <text:p>riz,1,()/mais,1,()/tomate,1,()</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salade_riz">
            <text:p>salade_riz</text:p>
          </table:table-cell>
        </table:table-row>
        <table:table-row>
          <table:table-cell office:value-type="string" office:value="Salade Louise">
            <text:p>Salade Louise</text:p>
          </table:table-cell>
          <table:table-cell office:value-type="string" office:value="pasteque,1,()/pignon de pin,1,()/menthe,1,()/huile d’olive,1,()">
            <text:p>pasteque,1,()/pignon de pin,1,()/menthe,1,()/huile d’olive,1,()</text:p>
          </table:table-cell>
          <table:table-cell office:value-type="string" office:value="">
            <text:p/>
          </table:table-cell>
          <table:table-cell office:value-type="string" office:value="">
            <text:p/>
          </table:table-cell>
          <table:table-cell office:value-type="string" office:value="vegan/ete/midi">
            <text:p>vegan/ete/midi</text:p>
          </table:table-cell>
          <table:table-cell office:value-type="string" office:value="">
            <text:p/>
          </table:table-cell>
        </table:table-row>
        <table:table-row>
          <table:table-cell office:value-type="string" office:value="Saucisses lentilles">
            <text:p>Saucisses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Shortbread millionaire">
            <text:p>Shortbread millionai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fflé au fromage">
            <text:p>Soufflé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soufflé_au_fromage">
            <text:p>soufflé_au_fromage</text:p>
          </table:table-cell>
        </table:table-row>
        <table:table-row>
          <table:table-cell office:value-type="string" office:value="Soupe brocoli petits pois">
            <text:p>Soupe brocoli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Soupe courge coco curcuma">
            <text:p>Soupe courge coco curcum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hiver">
            <text:p>soir/vegan/double/hiver</text:p>
          </table:table-cell>
          <table:table-cell office:value-type="string" office:value="soupe_courge">
            <text:p>soupe_courge</text:p>
          </table:table-cell>
        </table:table-row>
        <table:table-row>
          <table:table-cell office:value-type="string" office:value="Soupe courgette pois cassé">
            <text:p>Soupe courgette pois cass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ete">
            <text:p>soir/vegan/double/ete</text:p>
          </table:table-cell>
          <table:table-cell office:value-type="string" office:value="">
            <text:p/>
          </table:table-cell>
        </table:table-row>
        <table:table-row>
          <table:table-cell office:value-type="string" office:value="Soupe panais chou-fleur">
            <text:p>Soupe panais chou-fl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Tagliatelles veau champignons">
            <text:p>Tagliatelles veau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jine agneau">
            <text:p>Tajine agn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Tajine vegan">
            <text:p>Tajine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tajine_vegan">
            <text:p>tajine_vegan</text:p>
          </table:table-cell>
        </table:table-row>
        <table:table-row>
          <table:table-cell office:value-type="string" office:value="Tartare frites">
            <text:p>Tartare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tartare_frites">
            <text:p>tartare_frites</text:p>
          </table:table-cell>
        </table:table-row>
        <table:table-row>
          <table:table-cell office:value-type="string" office:value="Tarte au citron">
            <text:p>Tarte au cit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au_citron">
            <text:p>tarte_au_citron</text:p>
          </table:table-cell>
        </table:table-row>
        <table:table-row>
          <table:table-cell office:value-type="string" office:value="Tarte aux fruits">
            <text:p>Tarte aux frui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fruits">
            <text:p>tarte_fruits</text:p>
          </table:table-cell>
        </table:table-row>
        <table:table-row>
          <table:table-cell office:value-type="string" office:value="Tarte butternut gorgonzola">
            <text:p>Tarte butternut gorgonzo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coco petits pois">
            <text:p>Tarte coco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rte_coco_petits_pois">
            <text:p>tarte_coco_petits_pois</text:p>
          </table:table-cell>
        </table:table-row>
        <table:table-row>
          <table:table-cell office:value-type="string" office:value="Tarte poireaux">
            <text:p>Tart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tofu carotte">
            <text:p>Tarte tofu caro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tarte_tofu_carotte">
            <text:p>tarte_tofu_carotte</text:p>
          </table:table-cell>
        </table:table-row>
        <table:table-row>
          <table:table-cell office:value-type="string" office:value="Tarte tomate">
            <text:p>Tarte tom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Tartiflette">
            <text:p>Tartif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hiver">
            <text:p>double/hiver</text:p>
          </table:table-cell>
          <table:table-cell office:value-type="string" office:value="tartiflette">
            <text:p>tartiflette</text:p>
          </table:table-cell>
        </table:table-row>
        <table:table-row>
          <table:table-cell office:value-type="string" office:value="Tatin d’endives">
            <text:p>Tatin d’endiv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hiver">
            <text:p>vegan/soir/hiver</text:p>
          </table:table-cell>
          <table:table-cell office:value-type="string" office:value="tatin_endive">
            <text:p>tatin_endive</text:p>
          </table:table-cell>
        </table:table-row>
        <table:table-row>
          <table:table-cell office:value-type="string" office:value="Tatin de poivron">
            <text:p>Tatin de poiv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tin_poivron">
            <text:p>tatin_poivron</text:p>
          </table:table-cell>
        </table:table-row>
        <table:table-row>
          <table:table-cell office:value-type="string" office:value="Tortilla">
            <text:p>Tortilla</text:p>
          </table:table-cell>
          <table:table-cell office:value-type="string" office:value="oeufs,1,()/pommes de terre,1,()">
            <text:p>oeufs,1,()/pommes de terre,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urte à la viande">
            <text:p>Tourte à la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ourte_viande">
            <text:p>tourte_viande</text:p>
          </table:table-cell>
        </table:table-row>
        <table:table-row>
          <table:table-cell office:value-type="string" office:value="Tresse">
            <text:p>Tre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resse">
            <text:p>tresse</text:p>
          </table:table-cell>
        </table:table-row>
        <table:table-row>
          <table:table-cell office:value-type="string" office:value="Wok nouilles">
            <text:p>Wok nouilles</text:p>
          </table:table-cell>
          <table:table-cell office:value-type="string" office:value="nouilles soba,1,()/carottes,1,()/oeufs,1,()/champignons,1,()">
            <text:p>nouilles soba,1,()/carottes,1,()/oeufs,1,()/champignons,1,()</text:p>
          </table:table-cell>
          <table:table-cell office:value-type="string" office:value="">
            <text:p/>
          </table:table-cell>
          <table:table-cell office:value-type="float" office:value="60">
            <text:p>60</text:p>
          </table:table-cell>
          <table:table-cell office:value-type="string" office:value="">
            <text:p/>
          </table:table-cell>
          <table:table-cell office:value-type="string" office:value="wok_nouilles">
            <text:p>wok_nouilles</text:p>
          </table:table-cell>
        </table:table-row>
        <table:table-row>
          <table:table-cell office:value-type="string" office:value="Salade endives betteraves">
            <text:p>Salade endives betteraves</text:p>
          </table:table-cell>
          <table:table-cell office:value-type="string" office:value="endives,1,/fromage,1,/betteraves,1,/pomme,1,/noix,1,">
            <text:p>endives,1,/fromage,1,/betteraves,1,/pomme,1,/noix,1,</text:p>
          </table:table-cell>
          <table:table-cell office:value-type="string" office:value="">
            <text:p/>
          </table:table-cell>
          <table:table-cell office:value-type="float" office:value="30">
            <text:p>30</text:p>
          </table:table-cell>
          <table:table-cell office:value-type="string" office:value="soir/hiver/vegan">
            <text:p>soir/hiver/vegan</text:p>
          </table:table-cell>
          <table:table-cell office:value-type="string" office:value="salade_endives_betteraves">
            <text:p>salade_endives_betteraves</text:p>
          </table:table-cell>
        </table:table-row>
        <table:table-row>
          <table:table-cell office:value-type="string" office:value="Paupiettes de veau">
            <text:p>Paupiettes de veau</text:p>
          </table:table-cell>
          <table:table-cell office:value-type="string" office:value="paupiette,1,()/pommes de terre,1,kg">
            <text:p>paupiette,1,()/pommes de terre,1,k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rillades de porc">
            <text:p>Grillades de porc</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Lapin a la moutarde">
            <text:p>Lapin a la moutarde</text:p>
          </table:table-cell>
          <table:table-cell office:value-type="string" office:value="lapin,1,()/moutarde,1,()/tagliatelles,1,()">
            <text:p>lapin,1,()/moutarde,1,()/tagliatelles,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agret de canard">
            <text:p>Magret de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agret">
            <text:p>magret</text:p>
          </table:table-cell>
        </table:table-row>
        <table:table-row>
          <table:table-cell office:value-type="string" office:value="Boudin antillais">
            <text:p>Boudin antillais</text:p>
          </table:table-cell>
          <table:table-cell office:value-type="string" office:value="boudin,1,/pommes,2,/[pommes de terre],1,">
            <text:p>boudin,1,/pommes,2,/[pommes de terre],1,</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Veau citron">
            <text:p>Veau citron</text:p>
          </table:table-cell>
          <table:table-cell office:value-type="string" office:value="veau,1,()/citron,1,()/riz,1,()">
            <text:p>veau,1,()/citron,1,()/riz,1,()</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Roules au fromage">
            <text:p>Roules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urprises du marché">
            <text:p>Surprises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ique-nique">
            <text:p>Pique-n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Resto">
            <text:p>R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resto">
            <text:p>resto</text:p>
          </table:table-cell>
        </table:table-row>
        <table:table-row>
          <table:table-cell office:value-type="string" office:value="Soupe de legumes">
            <text:p>Soupe de legum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ete">
            <text:p>soir/ete</text:p>
          </table:table-cell>
          <table:table-cell office:value-type="string" office:value="">
            <text:p/>
          </table:table-cell>
        </table:table-row>
        <table:table-row>
          <table:table-cell office:value-type="string" office:value="Soupe Céleri branche">
            <text:p>Soupe Céleri branch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vegan">
            <text:p>soir/double/vegan</text:p>
          </table:table-cell>
          <table:table-cell office:value-type="string" office:value="">
            <text:p/>
          </table:table-cell>
        </table:table-row>
        <table:table-row>
          <table:table-cell office:value-type="string" office:value="Salade du marché">
            <text:p>Salade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salade_du_marché">
            <text:p>salade_du_marché</text:p>
          </table:table-cell>
        </table:table-row>
        <table:table-row>
          <table:table-cell office:value-type="string" office:value="Quiche brocoli chêvre">
            <text:p>Quiche brocoli chêv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Tarte aux blettes">
            <text:p>Tarte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rte_aux_blettes">
            <text:p>tarte_aux_blettes</text:p>
          </table:table-cell>
        </table:table-row>
        <table:table-row>
          <table:table-cell office:value-type="string" office:value="Soupe poireaux pois cassés">
            <text:p>Soupe poireaux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alade nouilles soba">
            <text:p>Salade nouilles soba</text:p>
          </table:table-cell>
          <table:table-cell office:value-type="string" office:value="nouilles soba,1,/avocat,1,/poivron,1,/carottes,1,/[mangue],1,/[asperges],1,">
            <text:p>nouilles soba,1,/avocat,1,/poivron,1,/carottes,1,/[mangue],1,/[asperges],1,</text:p>
          </table:table-cell>
          <table:table-cell office:value-type="string" office:value="">
            <text:p/>
          </table:table-cell>
          <table:table-cell office:value-type="string" office:value="">
            <text:p/>
          </table:table-cell>
          <table:table-cell office:value-type="string" office:value="midi/ete/vegan">
            <text:p>midi/ete/vegan</text:p>
          </table:table-cell>
          <table:table-cell office:value-type="string" office:value="salade_nouilles_soba">
            <text:p>salade_nouilles_soba</text:p>
          </table:table-cell>
        </table:table-row>
        <table:table-row>
          <table:table-cell office:value-type="string" office:value="Fruits de mer">
            <text:p>Fruits de m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fruits_de_mer">
            <text:p>fruits_de_mer</text:p>
          </table:table-cell>
        </table:table-row>
        <table:table-row>
          <table:table-cell office:value-type="string" office:value="Tarte fraises verveine">
            <text:p>Tarte fraises vervei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Lasagnes aux blettes">
            <text:p>Lasagnes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vegan">
            <text:p>double/vegan</text:p>
          </table:table-cell>
          <table:table-cell office:value-type="string" office:value="">
            <text:p/>
          </table:table-cell>
        </table:table-row>
        <table:table-row>
          <table:table-cell office:value-type="string" office:value="Légumes rotis">
            <text:p>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Absent">
            <text:p>Absen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Pates pois carrés">
            <text:p>Pates pois carrés</text:p>
          </table:table-cell>
          <table:table-cell office:value-type="string" office:value="Pates,500,g/carottes,1,/ail,1,gousses/sauce tomate,1,/pois carrés,1,/laurier,1,">
            <text:p>Pates,500,g/carottes,1,/ail,1,gousses/sauce tomate,1,/pois carrés,1,/laurier,1,</text:p>
          </table:table-cell>
          <table:table-cell office:value-type="string" office:value="">
            <text:p/>
          </table:table-cell>
          <table:table-cell office:value-type="string" office:value="">
            <text:p/>
          </table:table-cell>
          <table:table-cell office:value-type="string" office:value="kids/vegan">
            <text:p>kids/vegan</text:p>
          </table:table-cell>
          <table:table-cell office:value-type="string" office:value="pates_pois_carrés">
            <text:p>pates_pois_carrés</text:p>
          </table:table-cell>
        </table:table-row>
        <table:table-row>
          <table:table-cell office:value-type="string" office:value="Poisson fenouil purée pommes de terre">
            <text:p>Poisson fenouil purée pommes de ter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horba">
            <text:p>Chorb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horba">
            <text:p>chorba</text:p>
          </table:table-cell>
        </table:table-row>
        <table:table-row>
          <table:table-cell office:value-type="string" office:value="Quiche aux poireaux">
            <text:p>Quiche aux poireaux</text:p>
          </table:table-cell>
          <table:table-cell office:value-type="string" office:value="250 g de poireaux,1,/20 cl de lait,1,/muscade,1,/poivre,1,/sel,1,/25 cl de crème fraîche,1,/4 oeufs,1,/50 g de beurre,1,/chapelure,1,/pâte brisée,1,">
            <text:p>250 g de poireaux,1,/20 cl de lait,1,/muscade,1,/poivre,1,/sel,1,/25 cl de crème fraîche,1,/4 oeufs,1,/50 g de beurre,1,/chapelure,1,/pâte brisée,1,</text:p>
          </table:table-cell>
          <table:table-cell office:value-type="string" office:value="Lavez et coupez les blancs de poireaux en tronçons.&#10;Faites-les cuire dans une sauteuse couverte avec le beurre&#10;et un peu d'eau environ 20 minutes.&#10;Une fois cuits, travaillez-les en purée à la fourchette.&#10;Etalez la pâte dans un moule, piquez-la à la fourchette.&#10;Saupoudrez de chapelure et étalez la purée de poireaux.&#10;Battez les oeufs avec la crème et le lait, sel, poivre et une pincée de muscade.&#10;Versez sur les poireaux et saupoudrez de chapelure.&#10;Faites cuire 40 min au four préchauffé à 220°C (thermostat 7-8).&#10;&lt;a href='https://www.marmiton.org/recettes/recette_quiche-aux-poireaux_24393.aspx'&gt;https://www.marmiton.org/recettes/recette_quiche-aux-poireaux_24393.aspx&lt;/a&gt;">
            <text:p>Lavez et coupez les blancs de poireaux en tronçons.
Faites-les cuire dans une sauteuse couverte avec le beurre
et un peu d'eau environ 20 minutes.
Une fois cuits, travaillez-les en purée à la fourchette.
Etalez la pâte dans un moule, piquez-la à la fourchette.
Saupoudrez de chapelure et étalez la purée de poireaux.
Battez les oeufs avec la crème et le lait, sel, poivre et une pincée de muscade.
Versez sur les poireaux et saupoudrez de chapelure.
Faites cuire 40 min au four préchauffé à 220°C (thermostat 7-8).
&lt;a href='https://www.marmiton.org/recettes/recette_quiche-aux-poireaux_24393.aspx'&gt;https://www.marmiton.org/recettes/recette_quiche-aux-poireaux_24393.aspx&lt;/a&gt;</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ndwich">
            <text:p>Sandwi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Wrap crudités">
            <text:p>Wrap 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
            <text:p/>
          </table:table-cell>
        </table:table-row>
        <table:table-row>
          <table:table-cell office:value-type="string" office:value="Crumble de légumes rotis">
            <text:p>Crumble de 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crumble_de_légumes_rotis">
            <text:p>crumble_de_légumes_rotis</text:p>
          </table:table-cell>
        </table:table-row>
        <table:table-row>
          <table:table-cell office:value-type="string" office:value="Fondant chocolat framboises (comme un cupcake)">
            <text:p>Fondant chocolat framboises (comme un cupcake)</text:p>
          </table:table-cell>
          <table:table-cell office:value-type="string" office:value="creme fraiche,25,cl/mascarpone,375,g/sucre glace,125,g/chocolaat noir,200,g/oeufs,4,/farine,40,g/beurre,,/framboises,,/cacao en poudre,4,c. à s.">
            <text:p>creme fraiche,25,cl/mascarpone,375,g/sucre glace,125,g/chocolaat noir,200,g/oeufs,4,/farine,40,g/beurre,,/framboises,,/cacao en poudre,4,c. à s.</text:p>
          </table:table-cell>
          <table:table-cell office:value-type="string" office:value="Pour le glaçage : &#10;25 cl de crème fraiche entière froide, 125 g de mascarpone, 50 g de sucre glace, 4 c.à.s de cacao en poudre amer (sans sucre).&#10;&#10;Dans le bol de votre robot, fouettez la crème fraiche froide. Lorsqu'elle commence à prendre ajoutez le sucre glace puis le mascarpone pour obtenir une texture homogène. &#10;Ajoutez 4 cuillères à soupe de cacao en poudre et mélangez à nouveau.&#10;Mettez la préparation dans une poche à douille avec la douille de votre choix. Réservez au frais.&#10;Ajoutez les framboises fraiches avant de servir.&#10;&#10;Pour le fondant:&#10;200 g de chocolat noir pâtissier&#10;250 g de mascarpone&#10;4 œufs&#10;75 g de sucre glace&#10;40 g de farine&#10;du beurre pour graisser le moule&#10;&#10;Commencez par préchauffer votre four à 150°C.&#10;Faites fondre le chocolat noir pâtissier au bain-marie.&#10;Dans un saladier, mélangez le mascarpone avec le chocolat noir fondu.&#10;Ajoutez les œufs entiers, un à un, et mélangez.&#10;Ajoutez ensuite le sucre glace et mélangez.&#10;Ajoutez enfin la farine et mélangez de nouveau.&#10;Beurrez votre moule et versez-y la pâte. &#10;Inserez des framboises au coeur.&#10;Enfournez pendant 25 minutes.&#10;Lorsque le gâteau est cuit, sortez-le du four et faites-le refroidir au réfrigérateur, quelques minutes, afin qu'il se raffermisse.">
            <text:p>Pour le glaçage : 
25 cl de crème fraiche entière froide, 125 g de mascarpone, 50 g de sucre glace, 4 c.à.s de cacao en poudre amer (sans sucre).

Dans le bol de votre robot, fouettez la crème fraiche froide. Lorsqu'elle commence à prendre ajoutez le sucre glace puis le mascarpone pour obtenir une texture homogène. 
Ajoutez 4 cuillères à soupe de cacao en poudre et mélangez à nouveau.
Mettez la préparation dans une poche à douille avec la douille de votre choix. Réservez au frais.
Ajoutez les framboises fraiches avant de servir.

Pour le fondant:
200 g de chocolat noir pâtissier
250 g de mascarpone
4 œufs
75 g de sucre glace
40 g de farine
du beurre pour graisser le moule

Commencez par préchauffer votre four à 150°C.
Faites fondre le chocolat noir pâtissier au bain-marie.
Dans un saladier, mélangez le mascarpone avec le chocolat noir fondu.
Ajoutez les œufs entiers, un à un, et mélangez.
Ajoutez ensuite le sucre glace et mélangez.
Ajoutez enfin la farine et mélangez de nouveau.
Beurrez votre moule et versez-y la pâte. 
Inserez des framboises au coeur.
Enfournez pendant 25 minutes.
Lorsque le gâteau est cuit, sortez-le du four et faites-le refroidir au réfrigérateur, quelques minutes, afin qu'il se raffermisse.</text:p>
          </table:table-cell>
          <table:table-cell office:value-type="string" office:value="">
            <text:p/>
          </table:table-cell>
          <table:table-cell office:value-type="string" office:value="dessert/kids/ete/vegan">
            <text:p>dessert/kids/ete/vegan</text:p>
          </table:table-cell>
          <table:table-cell office:value-type="string" office:value="fondant_chocolat_framboises_(comme_un_cupcake)">
            <text:p>fondant_chocolat_framboises_(comme_un_cupcake)</text:p>
          </table:table-cell>
        </table:table-row>
        <table:table-row>
          <table:table-cell office:value-type="string" office:value="Tiramisu (recette originale)">
            <text:p>Tiramisu (recette originale)</text:p>
          </table:table-cell>
          <table:table-cell office:value-type="string" office:value="3 oeufs,1,/100 g de sucre roux,1,/1 sachets de sucre vanillé,1,/250 g de mascarpone,1,/24 biscuits à la cuillère,1,/50 cl de café noir non sucré,1,/30 g de cacao amer,1,">
            <text:p>3 oeufs,1,/100 g de sucre roux,1,/1 sachets de sucre vanillé,1,/250 g de mascarpone,1,/24 biscuits à la cuillère,1,/50 cl de café noir non sucré,1,/30 g de cacao amer,1,</text:p>
          </table:table-cell>
          <table:table-cell office:value-type="string" office:value="Séparer les blancs des jaunes d'oeufs.&#10;Mélanger les jaunes avec le sucre roux et le sucre vanillé. &#10;Ajouter le mascarpone au fouet.&#10;Monter les blancs en neige et les incorporer délicatement à la spatule au mélange précédent. Réserver.&#10;Mouiller les biscuits dans le café rapidement avant d'en tapisser le fond du plat.&#10;Recouvrir d'une couche de crème au mascarpone puis répéter l'opération en alternant couche de biscuits et couche de crème en terminant par cette dernière.&#10;Saupoudrer de cacao.&#10;Mettre au réfrigérateur 4 heures minimum puis déguster frais.&#10;&lt;a href='https://www.marmiton.org/recettes/recette_tiramisu-recette-originale_12023.aspx'&gt;https://www.marmiton.org/recettes/recette_tiramisu-recette-originale_12023.aspx&lt;/a&gt;">
            <text:p>Séparer les blancs des jaunes d'oeufs.
Mélanger les jaunes avec le sucre roux et le sucre vanillé. 
Ajouter le mascarpone au fouet.
Monter les blancs en neige et les incorporer délicatement à la spatule au mélange précédent. Réserver.
Mouiller les biscuits dans le café rapidement avant d'en tapisser le fond du plat.
Recouvrir d'une couche de crème au mascarpone puis répéter l'opération en alternant couche de biscuits et couche de crème en terminant par cette dernière.
Saupoudrer de cacao.
Mettre au réfrigérateur 4 heures minimum puis déguster frais.
&lt;a href='https://www.marmiton.org/recettes/recette_tiramisu-recette-originale_12023.aspx'&gt;https://www.marmiton.org/recettes/recette_tiramisu-recette-originale_12023.aspx&lt;/a&gt;</text:p>
          </table:table-cell>
          <table:table-cell office:value-type="string" office:value="">
            <text:p/>
          </table:table-cell>
          <table:table-cell office:value-type="string" office:value="dessert">
            <text:p>dessert</text:p>
          </table:table-cell>
          <table:table-cell office:value-type="string" office:value="">
            <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